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31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31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31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31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31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31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31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31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31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31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31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31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31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31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31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31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31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Wilmenys De Los Ángeles Reyes Ledezm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395332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Wilmer Alexander Reyes Rom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396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3.8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79" meta:non-whitespace-character-count="1009"/>
    <meta:template xlink:type="simple" xlink:actuate="onRequest" xlink:title="Normal" xlink:href=""/>
  </office:meta>
</office:document-meta>
</file>